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9453FB2A2A9CB67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422cm, 3.516cm, 7.236cm, 3.54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018cm" svg:height="24.436cm" svg:x="0.991cm" svg:y="2.391cm">
          <draw:image xlink:href="Pictures/10000000000005E8000007E09453FB2A2A9CB67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14T06:14:26.154667858</dc:date>
    <meta:editing-duration>PT3M38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